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Heading">
      <style:paragraph-properties fo:text-align="center" style:justify-single-word="false"/>
      <style:text-properties fo:font-size="18pt" fo:font-style="italic" style:font-size-asian="18pt" style:font-style-asian="italic" style:font-size-complex="18pt" style:font-style-complex="italic"/>
    </style:style>
    <style:style style:name="P3" style:family="paragraph" style:parent-style-name="Text_20_body" style:list-style-name="L2"/>
    <style:style style:name="P4" style:family="paragraph" style:parent-style-name="Text_20_body">
      <style:paragraph-properties fo:margin-left="1.251cm" fo:margin-right="0cm"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La Belle Semaine</text:p>
      <text:p text:style-name="P2">Notice d'utilisation</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text:a xlink:type="simple" xlink:href="#__RefHeading__105_1534161429" text:style-name="Index_20_Link" text:visited-style-name="Index_20_Link">Présentation du jeu<text:tab/>1</text:a></text:p>
          <text:p text:style-name="P6"><text:a xlink:type="simple" xlink:href="#__RefHeading__107_1534161429" text:style-name="Index_20_Link" text:visited-style-name="Index_20_Link">Comment avoir accès au jeu<text:tab/>1</text:a></text:p>
          <text:p text:style-name="P6"><text:a xlink:type="simple" xlink:href="#__RefHeading__109_1534161429" text:style-name="Index_20_Link" text:visited-style-name="Index_20_Link">Comment installer le jeu sur son site web<text:tab/>1</text:a></text:p>
          <text:p text:style-name="P6"><text:a xlink:type="simple" xlink:href="#__RefHeading__111_1534161429" text:style-name="Index_20_Link" text:visited-style-name="Index_20_Link">Comment jouer<text:tab/>2</text:a></text:p>
          <text:p text:style-name="P6"><text:a xlink:type="simple" xlink:href="#__RefHeading__116_1534161429" text:style-name="Index_20_Link" text:visited-style-name="Index_20_Link">Remerciements<text:tab/>2</text:a></text:p>
          <text:p text:style-name="P6"><text:a xlink:type="simple" xlink:href="#__RefHeading__118_1534161429" text:style-name="Index_20_Link" text:visited-style-name="Index_20_Link">Astuce : agrandir le jeu<text:tab/>2</text:a></text:p>
        </text:index-body>
      </text:table-of-content>
      <text:h text:style-name="Heading_20_1" text:outline-level="1"/>
      <text:p text:style-name="Text_20_body"/>
      <text:h text:style-name="Heading_20_1" text:outline-level="1"><text:bookmark-start text:name="__RefHeading__105_1534161429"/>Présentation du jeu<text:bookmark-end text:name="__RefHeading__105_1534161429"/></text:h>
      <text:p text:style-name="Text_20_body">La Belle Semaine est un jeu développé pour aider les jeunes enfants à apprendre les jours de la semaine. Il a été développé par Guy CHAMPOLLION et Arnaud TANGUY dans le cadre d'un cours à Polytech'Nice Sophia en partenariat avec l'IME Les Hirondelles, un institut d'enseignement pour les enfants souffrant de handicaps mentaux.</text:p>
      <text:h text:style-name="Heading_20_1" text:outline-level="1"><text:bookmark-start text:name="__RefHeading__107_1534161429"/>Comment avoir accès au jeu<text:bookmark-end text:name="__RefHeading__107_1534161429"/></text:h>
      <text:p text:style-name="Text_20_body">Vous pouvez directement accéder au jeu en rentrant cette adresse dans le navigateur : </text:p>
      <text:p text:style-name="P4"><text:a xlink:type="simple" xlink:href="http://zarmakuizz.github.io/LaBelleSemaine/index.html">http://zarmakuizz.github.io/LaBelleSemaine/index.html</text:a></text:p>
      <text:p text:style-name="P5">Vous pouvez aussi installer le jeu sur votre site web.</text:p>
      <text:h text:style-name="Heading_20_1" text:outline-level="1"><text:bookmark-start text:name="__RefHeading__109_1534161429"/>Comment installer le jeu sur son site web<text:bookmark-end text:name="__RefHeading__109_1534161429"/></text:h>
      <text:p text:style-name="Text_20_body">Pour installer le jeu, il vous faut un site web sur lequel vous pouvez ajouter des fichiers.</text:p>
      <text:p text:style-name="Text_20_body">Rendez-vous sur la page de développement du projet :</text:p>
      <text:p text:style-name="P4"><text:a xlink:type="simple" xlink:href="https://github.com/Zarmakuizz/LaBelleSemaine">https://github.com/Zarmakuizz/LaBelleSemaine</text:a></text:p>
      <text:p text:style-name="P5">Cliquez sur “Download ZIP”. Vous téléchargerez l'ensemble du jeu sous la forme d'une archive ZIP. <text:s/>Vous pourriez avoir besoin d'un logiciel pour ouvrir cette archive (WinZIP, Winrar, 7z, file-roller...).</text:p>
      <text:p text:style-name="P5">Mettez tout le contenu de l'archive sur votre site web.</text:p>
      <text:p text:style-name="P5">Ouvrez votre navigateur et entrez le lien permettant d'accéder au fichier index.html que vous avez mis sur le site.</text:p>
      <text:h text:style-name="Heading_20_1" text:outline-level="1"><text:bookmark-start text:name="__RefHeading__111_1534161429"/><text:soft-page-break/>Comment jouer<text:bookmark-end text:name="__RefHeading__111_1534161429"/></text:h>
      <text:p text:style-name="Text_20_body">Le jeu est décliné en plusieurs modes de jeu. Peu importe le mode de jeu, le but est que l'enfant clique sur les jours de la semaine dans un ordre donné afin de tous les ranger. Une fois les jours de la semaine rangés, le jeu est terminé et une chanson des jours de la semaine est jouée.</text:p>
      <text:p text:style-name="P5">Une fois arrivé sur la page du jeu, vous avez deux options avant de commencer à jouer : le mode de jeu, et l'écriture.</text:p>
      <text:p text:style-name="P5">Il existe trois modes de difficulté :</text:p>
      <text:list xml:id="list1876902567" text:style-name="L2">
        <text:list-item>
          <text:p text:style-name="P3">Lecture : un jour de la semaine est prononcé, les jours sont affichés dans un nuage, l'enfant doit cliquer sur le jour correspondant. Le mot est répété régulièrement.</text:p>
        </text:list-item>
        <text:list-item>
          <text:p text:style-name="P3">Apprentissage : les jours de la semaine sont affichés dans un nuage. L'enfant doit cliquer sur les jours dans l'ordre de la semaine (Lundi, puis Mardi, etc). Pour l'aider, la solution est affichée.</text:p>
        </text:list-item>
        <text:list-item>
          <text:p text:style-name="P3">Champion : le jeu fonctionne comme pour le mode Apprentissage, sauf qu'il n'y a pas de solution affichée.</text:p>
        </text:list-item>
      </text:list>
      <text:p text:style-name="Text_20_body">Choisir un de ces modes démarre automatiquement le jeu.</text:p>
      <text:p text:style-name="Text_20_body">Avant de démarrer le jeu, vous pouvez changer l'écriture des jours de la semaine. Pour cela, il suffit de changer le choix de l'écriture.</text:p>
      <text:h text:style-name="Heading_20_1" text:outline-level="1"><text:bookmark-start text:name="__RefHeading__116_1534161429"/>Remerciements<text:bookmark-end text:name="__RefHeading__116_1534161429"/></text:h>
      <text:p text:style-name="Text_20_body">Nous tenons à remercier La Maternelle de Moustache, site regroupant des ressources pour l'éducation en école maternelle, ainsi que Valentine, et Christian Devenne, pour leurs travaux sur la Semaine des Canards, que nous avons pu réutiliser pour la chanson de fin du jeu.</text:p>
      <text:h text:style-name="Heading_20_1" text:outline-level="1"><text:bookmark-start text:name="__RefHeading__118_1534161429"/>Astuce : agrandir le jeu<text:bookmark-end text:name="__RefHeading__118_1534161429"/></text:h>
      <text:p text:style-name="Text_20_body">Le jeu a été fait pour pouvoir être affiché sur la plupart des écrans d'ordinateur. Si votre écran est assez grand, vous voudrez peut-être agrandir le jeu pour que l'enfant voie mieux les lettres.</text:p>
      <text:p text:style-name="Text_20_body">Pour agrandir l'affichage du jeu, appuyez sur les touches Ctrl 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Guy CHAMPOLLION</text:p>
        <text:p text:style-name="Header">Arnaud TANGU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17:26:33</meta:creation-date>
    <dc:date>2013-11-27T18:15:10</dc:date>
    <meta:editing-duration>PT3M6S</meta:editing-duration>
    <meta:editing-cycles>2</meta:editing-cycles>
    <meta:generator>LibreOffice/3.5$Linux_X86_64 LibreOffice_project/350m1$Build-2</meta:generator>
    <meta:document-statistic meta:table-count="0" meta:image-count="0" meta:object-count="0" meta:page-count="2" meta:paragraph-count="38" meta:word-count="522" meta:character-count="3085" meta:non-whitespace-character-count="2602"/>
  </office:meta>
</office:document-meta>
</file>